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'Segoe UI Variable Text', apple-system, BlinkMacSystemFont, 'Helvetica Neue', Helvetica, Arial, sans-serif"/>
  </office:font-face-decls>
  <office:automatic-styles>
    <style:style style:name="P1" style:family="paragraph" style:parent-style-name="Standard">
      <style:text-properties fo:font-weight="normal" officeooo:rsid="001749a2" officeooo:paragraph-rsid="001749a2" style:font-weight-asian="normal" style:font-weight-complex="normal"/>
    </style:style>
    <style:style style:name="P2" style:family="paragraph" style:parent-style-name="Standard">
      <style:text-properties fo:font-weight="normal" officeooo:rsid="001749a2" officeooo:paragraph-rsid="001b0495" style:font-weight-asian="normal" style:font-weight-complex="normal"/>
    </style:style>
    <style:style style:name="P3" style:family="paragraph" style:parent-style-name="Standard">
      <style:text-properties fo:font-weight="normal" officeooo:rsid="001749a2" officeooo:paragraph-rsid="0073546e" style:font-weight-asian="normal" style:font-weight-complex="normal"/>
    </style:style>
    <style:style style:name="P4" style:family="paragraph" style:parent-style-name="Standard">
      <style:text-properties fo:font-weight="normal" officeooo:rsid="0019008b" officeooo:paragraph-rsid="0019008b" style:font-weight-asian="normal" style:font-weight-complex="normal"/>
    </style:style>
    <style:style style:name="P5" style:family="paragraph" style:parent-style-name="Standard">
      <style:text-properties fo:font-weight="normal" officeooo:rsid="001b0495" officeooo:paragraph-rsid="001b0495" style:font-weight-asian="normal" style:font-weight-complex="normal"/>
    </style:style>
    <style:style style:name="P6" style:family="paragraph" style:parent-style-name="Standard">
      <style:text-properties fo:font-weight="normal" officeooo:rsid="001b0495" officeooo:paragraph-rsid="0073546e" style:font-weight-asian="normal" style:font-weight-complex="normal"/>
    </style:style>
    <style:style style:name="P7" style:family="paragraph" style:parent-style-name="Standard">
      <style:text-properties fo:font-weight="normal" officeooo:rsid="001c6eb5" officeooo:paragraph-rsid="001c6eb5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264229" officeooo:paragraph-rsid="0026422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264229" officeooo:paragraph-rsid="002cd4f7" style:font-weight-asian="normal" style:font-weight-complex="normal"/>
    </style:style>
    <style:style style:name="P10" style:family="paragraph" style:parent-style-name="Standard">
      <style:text-properties fo:font-weight="normal" officeooo:rsid="002cd4f7" officeooo:paragraph-rsid="002cd4f7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2cd4f7" officeooo:paragraph-rsid="002cd4f7" style:font-weight-asian="normal" style:font-weight-complex="normal"/>
    </style:style>
    <style:style style:name="P12" style:family="paragraph" style:parent-style-name="Standard">
      <style:text-properties fo:font-weight="normal" officeooo:rsid="003fc049" officeooo:paragraph-rsid="003fc049" style:font-weight-asian="normal" style:font-weight-complex="normal"/>
    </style:style>
    <style:style style:name="P13" style:family="paragraph" style:parent-style-name="Standard">
      <style:text-properties fo:font-weight="normal" officeooo:rsid="00408d61" officeooo:paragraph-rsid="00408d61" style:font-weight-asian="normal" style:font-weight-complex="normal"/>
    </style:style>
    <style:style style:name="P14" style:family="paragraph" style:parent-style-name="Standard">
      <style:text-properties fo:font-weight="normal" officeooo:rsid="00454813" officeooo:paragraph-rsid="00454813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454813" officeooo:paragraph-rsid="00454813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54813" officeooo:paragraph-rsid="00454813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54813" officeooo:paragraph-rsid="004b0669" style:font-weight-asian="normal" style:font-weight-complex="normal"/>
    </style:style>
    <style:style style:name="P18" style:family="paragraph" style:parent-style-name="Standard">
      <style:text-properties fo:font-weight="normal" officeooo:rsid="00465292" officeooo:paragraph-rsid="00465292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65292" officeooo:paragraph-rsid="00465292" style:font-weight-asian="normal" style:font-weight-complex="normal"/>
    </style:style>
    <style:style style:name="P20" style:family="paragraph" style:parent-style-name="Standard">
      <style:text-properties fo:font-weight="normal" officeooo:rsid="00471120" officeooo:paragraph-rsid="00471120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471120" officeooo:paragraph-rsid="00471120" style:font-weight-asian="normal" style:font-weight-complex="normal"/>
    </style:style>
    <style:style style:name="P22" style:family="paragraph" style:parent-style-name="Standard">
      <style:text-properties fo:font-weight="normal" officeooo:rsid="004b0669" officeooo:paragraph-rsid="004b0669" style:font-weight-asian="normal" style:font-weight-complex="normal"/>
    </style:style>
    <style:style style:name="P23" style:family="paragraph" style:parent-style-name="Standard">
      <style:text-properties fo:font-weight="normal" officeooo:rsid="005171c3" officeooo:paragraph-rsid="005171c3" style:font-weight-asian="normal" style:font-weight-complex="normal"/>
    </style:style>
    <style:style style:name="P24" style:family="paragraph" style:parent-style-name="Standard">
      <style:text-properties fo:font-weight="normal" officeooo:rsid="005172d5" officeooo:paragraph-rsid="005172d5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5172d5" officeooo:paragraph-rsid="005172d5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5172d5" officeooo:paragraph-rsid="005172d5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5172d5" officeooo:paragraph-rsid="005172d5" style:font-weight-asian="normal" style:font-weight-complex="normal"/>
    </style:style>
    <style:style style:name="P28" style:family="paragraph" style:parent-style-name="Standard">
      <style:text-properties fo:font-weight="normal" officeooo:rsid="0016f52f" officeooo:paragraph-rsid="0016f52f" style:font-weight-asian="normal" style:font-weight-complex="normal"/>
    </style:style>
    <style:style style:name="P29" style:family="paragraph" style:parent-style-name="Standard">
      <style:text-properties fo:font-weight="normal" officeooo:rsid="00517da4" officeooo:paragraph-rsid="00517da4" style:font-weight-asian="normal" style:font-weight-complex="normal"/>
    </style:style>
    <style:style style:name="P30" style:family="paragraph" style:parent-style-name="Standard">
      <style:text-properties fo:font-weight="normal" officeooo:rsid="0056c666" officeooo:paragraph-rsid="0056c666" style:font-weight-asian="normal" style:font-weight-complex="normal"/>
    </style:style>
    <style:style style:name="P31" style:family="paragraph" style:parent-style-name="Standard">
      <style:text-properties fo:font-weight="normal" officeooo:rsid="003aee52" officeooo:paragraph-rsid="006fb0d5" style:font-weight-asian="normal" style:font-weight-complex="normal"/>
    </style:style>
    <style:style style:name="P32" style:family="paragraph" style:parent-style-name="Standard">
      <style:text-properties fo:font-weight="normal" officeooo:rsid="006fb0d5" officeooo:paragraph-rsid="006fb0d5" style:font-weight-asian="normal" style:font-weight-complex="normal"/>
    </style:style>
    <style:style style:name="P33" style:family="paragraph" style:parent-style-name="Standard">
      <style:text-properties fo:font-weight="normal" officeooo:rsid="0073546e" officeooo:paragraph-rsid="0073546e" style:font-weight-asian="normal" style:font-weight-complex="normal"/>
    </style:style>
    <style:style style:name="P34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fo:font-weight="normal" officeooo:rsid="006a9d39" officeooo:paragraph-rsid="006e72a4" style:font-weight-asian="normal" style:font-weight-complex="normal"/>
    </style:style>
    <style:style style:name="P3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font-weight="normal" officeooo:rsid="006e72a4" officeooo:paragraph-rsid="006e72a4" style:font-weight-asian="normal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font-weight="normal" officeooo:rsid="006e72a4" officeooo:paragraph-rsid="006e72a4" style:font-weight-asian="normal" style:font-weight-complex="normal"/>
    </style:style>
    <style:style style:name="P3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font-weight="normal" officeooo:rsid="006e9686" officeooo:paragraph-rsid="006e9686" style:font-weight-asian="normal" style:font-weight-complex="normal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normal" officeooo:rsid="006e9686" officeooo:paragraph-rsid="006e9686" style:font-weight-asian="normal" style:font-weight-complex="normal"/>
    </style:style>
    <style:style style:name="P39" style:family="paragraph" style:parent-style-name="Standard">
      <style:text-properties fo:font-weight="normal" officeooo:rsid="0072f291" officeooo:paragraph-rsid="0072f291" style:font-weight-asian="normal" style:font-weight-complex="normal"/>
    </style:style>
    <style:style style:name="P40" style:family="paragraph" style:parent-style-name="Standard">
      <style:text-properties fo:font-weight="normal" officeooo:rsid="00741c4b" officeooo:paragraph-rsid="00741c4b" style:font-weight-asian="normal" style:font-weight-complex="normal"/>
    </style:style>
    <style:style style:name="P41" style:family="paragraph" style:parent-style-name="Standard">
      <style:text-properties fo:font-weight="normal" officeooo:rsid="0088035a" officeooo:paragraph-rsid="0088035a" style:font-weight-asian="normal" style:font-weight-complex="normal"/>
    </style:style>
    <style:style style:name="P42" style:family="paragraph" style:parent-style-name="Standard">
      <style:text-properties officeooo:rsid="001749a2" officeooo:paragraph-rsid="001749a2"/>
    </style:style>
    <style:style style:name="P43" style:family="paragraph" style:parent-style-name="Standard">
      <style:text-properties officeooo:rsid="001749a2" officeooo:paragraph-rsid="00333d5d"/>
    </style:style>
    <style:style style:name="P44" style:family="paragraph" style:parent-style-name="Standard">
      <style:text-properties officeooo:rsid="001ef39f" officeooo:paragraph-rsid="00532bcb"/>
    </style:style>
    <style:style style:name="P45" style:family="paragraph" style:parent-style-name="Standard">
      <style:text-properties officeooo:rsid="001ef39f" officeooo:paragraph-rsid="001ef39f"/>
    </style:style>
    <style:style style:name="P46" style:family="paragraph" style:parent-style-name="Standard">
      <style:text-properties officeooo:rsid="001ef39f" officeooo:paragraph-rsid="006fb0d5"/>
    </style:style>
    <style:style style:name="P47" style:family="paragraph" style:parent-style-name="Standard">
      <style:text-properties fo:color="#c9211e" loext:opacity="100%" fo:font-weight="normal" officeooo:rsid="0026eec0" officeooo:paragraph-rsid="002cd4f7" style:font-weight-asian="normal" style:font-weight-complex="normal"/>
    </style:style>
    <style:style style:name="P48" style:family="paragraph" style:parent-style-name="Standard">
      <style:text-properties fo:color="#c9211e" loext:opacity="100%" fo:font-weight="normal" officeooo:rsid="0026eec0" officeooo:paragraph-rsid="007173da" style:font-weight-asian="normal" style:font-weight-complex="normal"/>
    </style:style>
    <style:style style:name="P49" style:family="paragraph" style:parent-style-name="Standard">
      <style:text-properties fo:color="#c9211e" loext:opacity="100%" fo:font-weight="normal" officeooo:rsid="00465292" officeooo:paragraph-rsid="00465292" style:font-weight-asian="normal" style:font-weight-complex="normal"/>
    </style:style>
    <style:style style:name="P50" style:family="paragraph" style:parent-style-name="Standard">
      <style:text-properties fo:color="#c9211e" loext:opacity="100%" officeooo:rsid="001fc690" officeooo:paragraph-rsid="00715600"/>
    </style:style>
    <style:style style:name="P51" style:family="paragraph" style:parent-style-name="Standard">
      <style:text-properties style:use-window-font-color="true" loext:opacity="0%" fo:font-weight="normal" officeooo:rsid="00217a66" officeooo:paragraph-rsid="00217a66" style:font-weight-asian="normal" style:font-weight-complex="normal"/>
    </style:style>
    <style:style style:name="P52" style:family="paragraph" style:parent-style-name="Standard"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use-window-font-color="true" loext:opacity="0%" fo:font-weight="normal" officeooo:rsid="004e442f" officeooo:paragraph-rsid="004e442f" style:font-weight-asian="normal" style:font-weight-complex="normal"/>
    </style:style>
    <style:style style:name="P55" style:family="paragraph" style:parent-style-name="Standard">
      <style:text-properties style:use-window-font-color="true" loext:opacity="0%" fo:font-weight="normal" officeooo:rsid="004fb5d2" officeooo:paragraph-rsid="004fb5d2" style:font-weight-asian="normal" style:font-weight-complex="normal"/>
    </style:style>
    <style:style style:name="P56" style:family="paragraph" style:parent-style-name="Standard">
      <style:text-properties style:use-window-font-color="true" loext:opacity="0%" fo:font-weight="normal" officeooo:rsid="0050e48d" officeooo:paragraph-rsid="0050e48d" style:font-weight-asian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50e48d" officeooo:paragraph-rsid="0050e48d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use-window-font-color="true" loext:opacity="0%" fo:font-weight="normal" officeooo:rsid="0050e48d" officeooo:paragraph-rsid="0050e48d" style:font-weight-asian="normal" style:font-weight-complex="normal"/>
    </style:style>
    <style:style style:name="P59" style:family="paragraph" style:parent-style-name="Standard" style:master-page-name="">
      <style:paragraph-properties style:page-number="auto"/>
      <style:text-properties style:use-window-font-color="true" loext:opacity="0%" fo:font-weight="normal" officeooo:rsid="0050e48d" officeooo:paragraph-rsid="00532bcb" style:font-weight-asian="normal" style:font-weight-complex="normal"/>
    </style:style>
    <style:style style:name="P60" style:family="paragraph" style:parent-style-name="Text_20_body">
      <style:text-properties officeooo:rsid="002cd4f7" officeooo:paragraph-rsid="002cd4f7"/>
    </style:style>
    <style:style style:name="P61" style:family="paragraph" style:parent-style-name="Text_20_body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cd4f7" officeooo:paragraph-rsid="002cd4f7"/>
    </style:style>
    <style:style style:name="P62" style:family="paragraph" style:parent-style-name="Text_20_body">
      <style:text-properties officeooo:rsid="00302726" officeooo:paragraph-rsid="00302726"/>
    </style:style>
    <style:style style:name="P63" style:family="paragraph" style:parent-style-name="Text_20_body">
      <style:text-properties officeooo:rsid="0032cf72" officeooo:paragraph-rsid="0032cf72"/>
    </style:style>
    <style:style style:name="P64" style:family="paragraph" style:parent-style-name="Standard">
      <style:text-properties fo:font-weight="bold" officeooo:rsid="0026eec0" officeooo:paragraph-rsid="002cd4f7" style:font-weight-asian="bold" style:font-weight-complex="bold"/>
    </style:style>
    <style:style style:name="P65" style:family="paragraph" style:parent-style-name="Standard">
      <style:text-properties fo:font-weight="bold" officeooo:rsid="0056c666" officeooo:paragraph-rsid="0056c666" style:font-weight-asian="bold" style:font-weight-complex="bold"/>
    </style:style>
    <style:style style:name="P66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fo:font-weight="bold" officeooo:rsid="006e72a4" officeooo:paragraph-rsid="006e72a4" style:font-weight-asian="bold" style:font-weight-complex="bold"/>
    </style:style>
    <style:style style:name="P6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e72a4" officeooo:paragraph-rsid="006e72a4" style:font-weight-asian="bold" style:font-weight-complex="bold"/>
    </style:style>
    <style:style style:name="P68" style:family="paragraph" style:parent-style-name="Standard">
      <style:text-properties officeooo:rsid="00388051" officeooo:paragraph-rsid="00388051"/>
    </style:style>
    <style:style style:name="P6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88051" officeooo:paragraph-rsid="00388051"/>
    </style:style>
    <style:style style:name="P7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388051" officeooo:paragraph-rsid="00388051"/>
    </style:style>
    <style:style style:name="P71" style:family="paragraph" style:parent-style-name="Standard">
      <style:text-properties officeooo:rsid="00388051" officeooo:paragraph-rsid="003933c5"/>
    </style:style>
    <style:style style:name="P72" style:family="paragraph" style:parent-style-name="Standard">
      <style:text-properties officeooo:rsid="003933c5" officeooo:paragraph-rsid="003933c5"/>
    </style:style>
    <style:style style:name="P7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933c5" officeooo:paragraph-rsid="003933c5"/>
    </style:style>
    <style:style style:name="P7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3933c5" officeooo:paragraph-rsid="003933c5"/>
    </style:style>
    <style:style style:name="P75" style:family="paragraph" style:parent-style-name="Standard">
      <style:text-properties officeooo:rsid="00422838" officeooo:paragraph-rsid="00422838"/>
    </style:style>
    <style:style style:name="P76" style:family="paragraph" style:parent-style-name="Standard">
      <style:text-properties officeooo:rsid="0043576f" officeooo:paragraph-rsid="0043576f"/>
    </style:style>
    <style:style style:name="P77" style:family="paragraph" style:parent-style-name="Standard">
      <style:text-properties officeooo:rsid="0044c0dd" officeooo:paragraph-rsid="0044c0dd"/>
    </style:style>
    <style:style style:name="P78" style:family="paragraph" style:parent-style-name="Standard">
      <style:text-properties officeooo:rsid="004d3d10" officeooo:paragraph-rsid="0056c666"/>
    </style:style>
    <style:style style:name="P79" style:family="paragraph" style:parent-style-name="Standard">
      <style:text-properties officeooo:rsid="001f0c91" officeooo:paragraph-rsid="00532bcb"/>
    </style:style>
    <style:style style:name="P80" style:family="paragraph" style:parent-style-name="Standard">
      <style:text-properties officeooo:rsid="00532bcb" officeooo:paragraph-rsid="00532bcb"/>
    </style:style>
    <style:style style:name="P81" style:family="paragraph" style:parent-style-name="Standard">
      <style:text-properties officeooo:rsid="0056c666" officeooo:paragraph-rsid="0056c666"/>
    </style:style>
    <style:style style:name="P82" style:family="paragraph" style:parent-style-name="Standard">
      <style:text-properties officeooo:rsid="005a10b8" officeooo:paragraph-rsid="005a10b8"/>
    </style:style>
    <style:style style:name="P83" style:family="paragraph" style:parent-style-name="Text_20_body">
      <style:text-properties officeooo:rsid="00622163" officeooo:paragraph-rsid="00622163"/>
    </style:style>
    <style:style style:name="P8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22163" officeooo:paragraph-rsid="00622163"/>
    </style:style>
    <style:style style:name="P8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622163" officeooo:paragraph-rsid="00622163"/>
    </style:style>
    <style:style style:name="P86" style:family="paragraph" style:parent-style-name="Standard">
      <style:text-properties officeooo:rsid="00264229" officeooo:paragraph-rsid="0026eec0"/>
    </style:style>
    <style:style style:name="P87" style:family="paragraph" style:parent-style-name="Standard">
      <style:text-properties officeooo:rsid="0061a236" officeooo:paragraph-rsid="0061a236"/>
    </style:style>
    <style:style style:name="P88" style:family="paragraph" style:parent-style-name="Standard">
      <style:text-properties officeooo:rsid="0061a236" officeooo:paragraph-rsid="00622163"/>
    </style:style>
    <style:style style:name="P8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61a236" officeooo:paragraph-rsid="00622163"/>
    </style:style>
    <style:style style:name="P9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61a236" officeooo:paragraph-rsid="00622163"/>
    </style:style>
    <style:style style:name="P91" style:family="paragraph" style:parent-style-name="Standard">
      <style:text-properties officeooo:rsid="0061b2d9" officeooo:paragraph-rsid="00622163"/>
    </style:style>
    <style:style style:name="P9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61b2d9" officeooo:paragraph-rsid="00622163"/>
    </style:style>
    <style:style style:name="P9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61b2d9" officeooo:paragraph-rsid="00622163"/>
    </style:style>
    <style:style style:name="P94" style:family="paragraph" style:parent-style-name="Standard">
      <style:text-properties officeooo:rsid="0065927f" officeooo:paragraph-rsid="0065927f"/>
    </style:style>
    <style:style style:name="P95" style:family="paragraph" style:parent-style-name="Standard">
      <style:text-properties officeooo:rsid="0065ff71" officeooo:paragraph-rsid="0065ff71"/>
    </style:style>
    <style:style style:name="P96" style:family="paragraph" style:parent-style-name="Text_20_body">
      <style:text-properties officeooo:rsid="0065ff71" officeooo:paragraph-rsid="0065ff71"/>
    </style:style>
    <style:style style:name="P97" style:family="paragraph" style:parent-style-name="Standard">
      <style:paragraph-properties fo:margin-top="0.0398in" fo:margin-bottom="0.0398in" style:contextual-spacing="false"/>
      <style:text-properties officeooo:rsid="006b4c09" officeooo:paragraph-rsid="006b4c09"/>
    </style:style>
    <style:style style:name="P98" style:family="paragraph" style:parent-style-name="Standard" style:master-page-name="">
      <loext:graphic-properties draw:fill="none"/>
      <style:paragraph-properties fo:margin-left="0.5in" fo:margin-right="0in" fo:margin-top="0.0398in" fo:margin-bottom="0.0398in" style:contextual-spacing="false" fo:text-indent="0in" style:auto-text-indent="false" style:page-number="auto" fo:background-color="transparent"/>
      <style:text-properties officeooo:rsid="006b4c09" officeooo:paragraph-rsid="006b4c09"/>
    </style:style>
    <style:style style:name="P99" style:family="paragraph" style:parent-style-name="Standard">
      <loext:graphic-properties draw:fill="none"/>
      <style:paragraph-properties fo:margin-left="0.5in" fo:margin-right="0in" fo:margin-top="0.0398in" fo:margin-bottom="0.0398in" style:contextual-spacing="false" fo:text-indent="0in" style:auto-text-indent="false" fo:background-color="transparent"/>
      <style:text-properties officeooo:rsid="006b4c09" officeooo:paragraph-rsid="006b4c09"/>
    </style:style>
    <style:style style:name="P100" style:family="paragraph" style:parent-style-name="Text_20_body">
      <style:text-properties officeooo:rsid="006b4c09" officeooo:paragraph-rsid="006b4c09"/>
    </style:style>
    <style:style style:name="P101" style:family="paragraph" style:parent-style-name="Standard">
      <loext:graphic-properties draw:fill="none"/>
      <style:paragraph-properties fo:margin-left="0.5in" fo:margin-right="0in" fo:line-height="100%" fo:text-indent="0in" style:auto-text-indent="false" fo:background-color="transparent"/>
      <style:text-properties officeooo:rsid="006b4c09" officeooo:paragraph-rsid="006b4c09"/>
    </style:style>
    <style:style style:name="P102" style:family="paragraph" style:parent-style-name="Text_20_body" style:master-page-name="">
      <loext:graphic-properties draw:fill="none"/>
      <style:paragraph-properties fo:margin-left="0.5in" fo:margin-right="0in" fo:margin-top="0in" fo:margin-bottom="0.0575in" style:contextual-spacing="false" fo:line-height="100%" fo:text-indent="0in" style:auto-text-indent="false" style:page-number="auto" fo:background-color="transparent"/>
      <style:text-properties officeooo:rsid="006b4c09" officeooo:paragraph-rsid="006b4c09"/>
    </style:style>
    <style:style style:name="P103" style:family="paragraph" style:parent-style-name="Text_20_body">
      <loext:graphic-properties draw:fill="none"/>
      <style:paragraph-properties fo:margin-left="0.5in" fo:margin-right="0in" fo:margin-top="0in" fo:margin-bottom="0.0575in" style:contextual-spacing="false" fo:line-height="100%" fo:text-indent="0in" style:auto-text-indent="false" fo:background-color="transparent"/>
      <style:text-properties officeooo:rsid="006b4c09" officeooo:paragraph-rsid="006b4c09"/>
    </style:style>
    <style:style style:name="P104" style:family="paragraph" style:parent-style-name="Standard">
      <loext:graphic-properties draw:fill="none"/>
      <style:paragraph-properties fo:margin-left="0.5in" fo:margin-right="0in" fo:line-height="100%" fo:text-indent="0in" style:auto-text-indent="false" fo:background-color="transparent"/>
    </style:style>
    <style:style style:name="P105" style:family="paragraph" style:parent-style-name="Standard">
      <style:text-properties officeooo:rsid="006c7590" officeooo:paragraph-rsid="006c7590"/>
    </style:style>
    <style:style style:name="P106" style:family="paragraph" style:parent-style-name="Standard">
      <style:text-properties officeooo:rsid="0016f52f" officeooo:paragraph-rsid="006fb0d5"/>
    </style:style>
    <style:style style:name="P107" style:family="paragraph" style:parent-style-name="Standard">
      <style:text-properties officeooo:rsid="0034550d" officeooo:paragraph-rsid="006fb0d5"/>
    </style:style>
    <style:style style:name="P108" style:family="paragraph" style:parent-style-name="Standard">
      <style:text-properties officeooo:rsid="003aee52" officeooo:paragraph-rsid="006fb0d5"/>
    </style:style>
    <style:style style:name="P109" style:family="paragraph" style:parent-style-name="Standard">
      <style:text-properties officeooo:paragraph-rsid="006fb0d5"/>
    </style:style>
    <style:style style:name="P110" style:family="paragraph" style:parent-style-name="Standard">
      <style:text-properties officeooo:rsid="006fb0d5" officeooo:paragraph-rsid="006fb0d5"/>
    </style:style>
    <style:style style:name="P111" style:family="paragraph" style:parent-style-name="Standard">
      <style:text-properties officeooo:rsid="005894cd" officeooo:paragraph-rsid="005894cd"/>
    </style:style>
    <style:style style:name="P112" style:family="paragraph" style:parent-style-name="Text_20_body">
      <style:text-properties officeooo:rsid="0067a284" officeooo:paragraph-rsid="0067a284"/>
    </style:style>
    <style:style style:name="P113" style:family="paragraph" style:parent-style-name="Text_20_body">
      <style:text-properties officeooo:rsid="006988ce" officeooo:paragraph-rsid="006988ce"/>
    </style:style>
    <style:style style:name="P11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988ce" officeooo:paragraph-rsid="006988ce"/>
    </style:style>
    <style:style style:name="P11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6988ce" officeooo:paragraph-rsid="006988ce"/>
    </style:style>
    <style:style style:name="P11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6988ce" officeooo:paragraph-rsid="006e72a4"/>
    </style:style>
    <style:style style:name="P117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988ce" officeooo:paragraph-rsid="006e72a4"/>
    </style:style>
    <style:style style:name="P11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a9d39" officeooo:paragraph-rsid="006a9d39"/>
    </style:style>
    <style:style style:name="P1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a9d39" officeooo:paragraph-rsid="006a9d39"/>
    </style:style>
    <style:style style:name="P120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officeooo:rsid="006a9d39" officeooo:paragraph-rsid="006a9d39"/>
    </style:style>
    <style:style style:name="P121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6a9d39" officeooo:paragraph-rsid="006a9d39"/>
    </style:style>
    <style:style style:name="P122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6a9d39" officeooo:paragraph-rsid="006a9d39"/>
    </style:style>
    <style:style style:name="P123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6a9d39" officeooo:paragraph-rsid="006a9d39"/>
    </style:style>
    <style:style style:name="P124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6a9d39" officeooo:paragraph-rsid="006e72a4"/>
    </style:style>
    <style:style style:name="P125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6a9d39" officeooo:paragraph-rsid="006e72a4"/>
    </style:style>
    <style:style style:name="P126" style:family="paragraph" style:parent-style-name="Text_20_body">
      <style:text-properties officeooo:rsid="006a9d39" officeooo:paragraph-rsid="006a9d39"/>
    </style:style>
    <style:style style:name="P12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6e72a4" officeooo:paragraph-rsid="006e72a4"/>
    </style:style>
    <style:style style:name="P128" style:family="paragraph" style:parent-style-name="Text_20_body">
      <style:text-properties officeooo:rsid="0076e88a" officeooo:paragraph-rsid="0076e88a"/>
    </style:style>
    <style:style style:name="P12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76e88a" officeooo:paragraph-rsid="0076e88a"/>
    </style:style>
    <style:style style:name="P13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76e88a" officeooo:paragraph-rsid="0076e88a"/>
    </style:style>
    <style:style style:name="P131" style:family="paragraph" style:parent-style-name="Text_20_body">
      <style:text-properties officeooo:rsid="007aafb1" officeooo:paragraph-rsid="007aafb1"/>
    </style:style>
    <style:style style:name="P132" style:family="paragraph" style:parent-style-name="Standard">
      <style:text-properties officeooo:rsid="00839ff2" officeooo:paragraph-rsid="00839ff2"/>
    </style:style>
    <style:style style:name="P133" style:family="paragraph" style:parent-style-name="Text_20_body">
      <style:text-properties officeooo:rsid="007e1521" officeooo:paragraph-rsid="007e1521"/>
    </style:style>
    <style:style style:name="P134" style:family="paragraph" style:parent-style-name="Text_20_body">
      <style:text-properties officeooo:rsid="007f11a1" officeooo:paragraph-rsid="007f11a1"/>
    </style:style>
    <style:style style:name="P135" style:family="paragraph" style:parent-style-name="Text_20_body">
      <style:text-properties officeooo:rsid="00804f0c" officeooo:paragraph-rsid="00804f0c"/>
    </style:style>
    <style:style style:name="P136" style:family="paragraph" style:parent-style-name="Heading_20_1">
      <style:text-properties officeooo:paragraph-rsid="00622163"/>
    </style:style>
    <style:style style:name="P137" style:family="paragraph" style:parent-style-name="Heading_20_1">
      <style:text-properties style:use-window-font-color="true" loext:opacity="0%"/>
    </style:style>
    <style:style style:name="P138" style:family="paragraph" style:parent-style-name="Heading_20_1">
      <style:text-properties officeooo:rsid="00622163" officeooo:paragraph-rsid="00622163"/>
    </style:style>
    <style:style style:name="P139" style:family="paragraph" style:parent-style-name="Heading_20_1">
      <style:text-properties officeooo:rsid="007aafb1" officeooo:paragraph-rsid="007aafb1"/>
    </style:style>
    <style:style style:name="P140" style:family="paragraph" style:parent-style-name="Heading_20_2">
      <style:text-properties officeooo:rsid="0091e897" officeooo:paragraph-rsid="0091e897"/>
    </style:style>
    <style:style style:name="P141" style:family="paragraph" style:parent-style-name="Standard">
      <style:text-properties fo:color="#c9211e" loext:opacity="100%" fo:font-weight="normal" officeooo:rsid="0022f610" officeooo:paragraph-rsid="00715600" style:font-weight-asian="normal" style:font-weight-complex="normal"/>
    </style:style>
    <style:style style:name="P142" style:family="paragraph" style:parent-style-name="Standard">
      <style:text-properties style:use-window-font-color="true" loext:opacity="0%" fo:font-weight="normal" officeooo:rsid="00217a66" officeooo:paragraph-rsid="00217a66" style:font-weight-asian="normal" style:font-weight-complex="normal"/>
    </style:style>
    <style:style style:name="P143" style:family="paragraph" style:parent-style-name="Standard">
      <style:text-properties style:use-window-font-color="true" loext:opacity="0%" fo:font-weight="normal" officeooo:rsid="0098ee1f" officeooo:paragraph-rsid="0098ee1f" style:font-weight-asian="normal" style:font-weight-complex="normal"/>
    </style:style>
    <style:style style:name="P144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style:use-window-font-color="true" loext:opacity="0%" fo:font-weight="normal" officeooo:rsid="0098ee1f" officeooo:paragraph-rsid="0098ee1f" style:font-weight-asian="normal" style:font-weight-complex="normal"/>
    </style:style>
    <style:style style:name="P145" style:family="paragraph" style:parent-style-name="Standard">
      <style:text-properties style:use-window-font-color="true" loext:opacity="0%" fo:font-weight="normal" officeooo:rsid="0098ee1f" officeooo:paragraph-rsid="0099a0ef" style:font-weight-asian="normal" style:font-weight-complex="normal"/>
    </style:style>
    <style:style style:name="P146" style:family="paragraph" style:parent-style-name="Standard">
      <style:text-properties style:use-window-font-color="true" loext:opacity="0%" fo:font-weight="normal" officeooo:rsid="0098ee1f" officeooo:paragraph-rsid="009a4f1b" style:font-weight-asian="normal" style:font-weight-complex="normal"/>
    </style:style>
    <style:style style:name="P14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99a0ef" officeooo:paragraph-rsid="0099a0ef" style:font-weight-asian="normal" style:font-weight-complex="normal"/>
    </style:style>
    <style:style style:name="P14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use-window-font-color="true" loext:opacity="0%" fo:font-weight="normal" officeooo:rsid="0099a0ef" officeooo:paragraph-rsid="0099a0ef" style:font-weight-asian="normal" style:font-weight-complex="normal"/>
    </style:style>
    <style:style style:name="P14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use-window-font-color="true" loext:opacity="0%" fo:font-weight="normal" officeooo:rsid="009a1331" officeooo:paragraph-rsid="009a1331" style:font-weight-asian="normal" style:font-weight-complex="normal"/>
    </style:style>
    <style:style style:name="P15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9a4f1b" officeooo:paragraph-rsid="009a4f1b" style:font-weight-asian="normal" style:font-weight-complex="normal"/>
    </style:style>
    <style:style style:name="P15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use-window-font-color="true" loext:opacity="0%" fo:font-weight="normal" officeooo:rsid="009a4f1b" officeooo:paragraph-rsid="009a4f1b" style:font-weight-asian="normal" style:font-weight-complex="normal"/>
    </style:style>
    <style:style style:name="P15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fo:font-weight="normal" officeooo:rsid="009a4f1b" officeooo:paragraph-rsid="009a4f1b" style:font-weight-asian="normal" style:font-weight-complex="normal"/>
    </style:style>
    <style:style style:name="P153" style:family="paragraph" style:parent-style-name="Standard">
      <style:text-properties style:use-window-font-color="true" loext:opacity="0%" fo:font-weight="normal" officeooo:rsid="009b7b06" officeooo:paragraph-rsid="009b7b06" style:font-weight-asian="normal" style:font-weight-complex="normal"/>
    </style:style>
    <style:style style:name="P15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fo:font-weight="normal" officeooo:rsid="009b7b06" officeooo:paragraph-rsid="009b7b06" style:font-weight-asian="normal" style:font-weight-complex="normal"/>
    </style:style>
    <style:style style:name="P155" style:family="paragraph" style:parent-style-name="Standard">
      <style:text-properties style:use-window-font-color="true" loext:opacity="0%" fo:font-weight="normal" officeooo:rsid="009bd5d4" officeooo:paragraph-rsid="009bd5d4" style:font-weight-asian="normal" style:font-weight-complex="normal"/>
    </style:style>
    <style:style style:name="P156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fo:font-weight="normal" officeooo:rsid="009c8161" officeooo:paragraph-rsid="009c8161" style:font-weight-asian="normal" style:font-weight-complex="normal"/>
    </style:style>
    <style:style style:name="P157" style:family="paragraph" style:parent-style-name="Standard">
      <style:text-properties style:use-window-font-color="true" loext:opacity="0%" fo:font-weight="normal" officeooo:rsid="009c9ad4" officeooo:paragraph-rsid="009c9ad4" style:font-weight-asian="normal" style:font-weight-complex="normal"/>
    </style:style>
    <style:style style:name="P158" style:family="paragraph" style:parent-style-name="Standard">
      <style:text-properties style:use-window-font-color="true" loext:opacity="0%" fo:font-weight="normal" officeooo:rsid="009e82e4" officeooo:paragraph-rsid="009e82e4" style:font-weight-asian="normal" style:font-weight-complex="normal"/>
    </style:style>
    <style:style style:name="P159" style:family="paragraph" style:parent-style-name="Standard">
      <style:text-properties style:use-window-font-color="true" loext:opacity="0%" fo:font-weight="bold" officeooo:rsid="009a4f1b" officeooo:paragraph-rsid="009a4f1b" style:font-weight-asian="bold" style:font-weight-complex="bold"/>
    </style:style>
    <style:style style:name="P160" style:family="paragraph" style:parent-style-name="Standard">
      <style:text-properties fo:font-variant="normal" fo:text-transform="none" fo:color="#161616" loext:opacity="100%" style:font-name="SFMono-Regular" fo:font-size="10.5pt" fo:letter-spacing="normal" fo:font-style="normal" fo:font-weight="normal" officeooo:rsid="0022f610" officeooo:paragraph-rsid="00715600" style:font-weight-asian="normal" style:font-weight-complex="normal"/>
    </style:style>
    <style:style style:name="P161" style:family="paragraph" style:parent-style-name="Standard">
      <style:text-properties fo:font-variant="normal" fo:text-transform="none" fo:color="#161616" loext:opacity="100%" style:font-name="SFMono-Regular" fo:font-size="10.5pt" fo:letter-spacing="normal" fo:font-style="normal" fo:font-weight="normal" officeooo:rsid="0097172d" officeooo:paragraph-rsid="0097172d" style:font-weight-asian="normal" style:font-weight-complex="normal"/>
    </style:style>
    <style:style style:name="P162" style:family="paragraph" style:parent-style-name="Text_20_body">
      <style:text-properties officeooo:rsid="008888d3" officeooo:paragraph-rsid="008888d3"/>
    </style:style>
    <style:style style:name="P163" style:family="paragraph" style:parent-style-name="Text_20_body">
      <style:text-properties officeooo:rsid="008888d3" officeooo:paragraph-rsid="008bc731"/>
    </style:style>
    <style:style style:name="P164" style:family="paragraph" style:parent-style-name="Text_20_body">
      <style:text-properties officeooo:rsid="008a0cd5" officeooo:paragraph-rsid="008a0cd5"/>
    </style:style>
    <style:style style:name="P165" style:family="paragraph" style:parent-style-name="Text_20_body">
      <style:text-properties officeooo:rsid="008bc731" officeooo:paragraph-rsid="008bc731"/>
    </style:style>
    <style:style style:name="P166" style:family="paragraph" style:parent-style-name="Text_20_body">
      <style:text-properties officeooo:rsid="008d17bc" officeooo:paragraph-rsid="008d17bc"/>
    </style:style>
    <style:style style:name="P167" style:family="paragraph" style:parent-style-name="Text_20_body">
      <style:text-properties officeooo:rsid="008dc5cb" officeooo:paragraph-rsid="008dc5cb"/>
    </style:style>
    <style:style style:name="P168" style:family="paragraph" style:parent-style-name="Text_20_body">
      <style:text-properties officeooo:rsid="008dd401" officeooo:paragraph-rsid="008dd401"/>
    </style:style>
    <style:style style:name="P169" style:family="paragraph" style:parent-style-name="Text_20_body">
      <style:text-properties officeooo:rsid="00908f4c" officeooo:paragraph-rsid="00908f4c"/>
    </style:style>
    <style:style style:name="P170" style:family="paragraph" style:parent-style-name="Text_20_body">
      <style:text-properties officeooo:rsid="00908f4c" officeooo:paragraph-rsid="0090a021"/>
    </style:style>
    <style:style style:name="P171" style:family="paragraph" style:parent-style-name="Text_20_body">
      <style:text-properties officeooo:rsid="0090a021" officeooo:paragraph-rsid="0090a021"/>
    </style:style>
    <style:style style:name="P172" style:family="paragraph" style:parent-style-name="Text_20_body">
      <style:text-properties officeooo:rsid="00915777" officeooo:paragraph-rsid="00915777"/>
    </style:style>
    <style:style style:name="P173" style:family="paragraph" style:parent-style-name="Text_20_body">
      <style:text-properties officeooo:rsid="0091e897" officeooo:paragraph-rsid="0091e897"/>
    </style:style>
    <style:style style:name="P174" style:family="paragraph" style:parent-style-name="Text_20_body">
      <style:text-properties officeooo:rsid="009395fb" officeooo:paragraph-rsid="009395fb"/>
    </style:style>
    <style:style style:name="P175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9395fb" officeooo:paragraph-rsid="009395fb"/>
    </style:style>
    <style:style style:name="P17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9395fb" officeooo:paragraph-rsid="009395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0495" style:font-weight-asian="bold" style:font-weight-complex="bold"/>
    </style:style>
    <style:style style:name="T3" style:family="text">
      <style:text-properties fo:font-weight="bold" officeooo:rsid="002cd4f7" style:font-weight-asian="bold" style:font-weight-complex="bold"/>
    </style:style>
    <style:style style:name="T4" style:family="text">
      <style:text-properties fo:font-weight="bold" officeooo:rsid="004b0669" style:font-weight-asian="bold" style:font-weight-complex="bold"/>
    </style:style>
    <style:style style:name="T5" style:family="text">
      <style:text-properties fo:font-weight="bold" officeooo:rsid="0061b2d9" style:font-weight-asian="bold" style:font-weight-complex="bold"/>
    </style:style>
    <style:style style:name="T6" style:family="text">
      <style:text-properties fo:font-weight="bold" officeooo:rsid="006a9d39" style:font-weight-asian="bold" style:font-weight-complex="bold"/>
    </style:style>
    <style:style style:name="T7" style:family="text">
      <style:text-properties fo:font-weight="bold" officeooo:rsid="006e72a4" style:font-weight-asian="bold" style:font-weight-complex="bold"/>
    </style:style>
    <style:style style:name="T8" style:family="text">
      <style:text-properties fo:font-weight="bold" officeooo:rsid="00315d7c" style:font-weight-asian="bold" style:font-weight-complex="bold"/>
    </style:style>
    <style:style style:name="T9" style:family="text">
      <style:text-properties fo:font-weight="bold" officeooo:rsid="006e9686" style:font-weight-asian="bold" style:font-weight-complex="bold"/>
    </style:style>
    <style:style style:name="T10" style:family="text">
      <style:text-properties fo:font-weight="bold" officeooo:rsid="00726ac0" style:font-weight-asian="bold" style:font-weight-complex="bold"/>
    </style:style>
    <style:style style:name="T11" style:family="text">
      <style:text-properties fo:font-weight="bold" officeooo:rsid="0073e167" style:font-weight-asian="bold" style:font-weight-complex="bold"/>
    </style:style>
    <style:style style:name="T12" style:family="text">
      <style:text-properties fo:font-weight="bold" officeooo:rsid="0083d3c8" style:font-weight-asian="bold" style:font-weight-complex="bold"/>
    </style:style>
    <style:style style:name="T13" style:family="text">
      <style:text-properties fo:font-weight="bold" officeooo:rsid="009228cc" style:font-weight-asian="bold" style:font-weight-complex="bold"/>
    </style:style>
    <style:style style:name="T14" style:family="text">
      <style:text-properties fo:font-weight="bold" officeooo:rsid="00925e2f" style:font-weight-asian="bold" style:font-weight-complex="bold"/>
    </style:style>
    <style:style style:name="T15" style:family="text">
      <style:text-properties fo:font-weight="bold" officeooo:rsid="009e82e4" style:font-weight-asian="bold" style:font-weight-complex="bold"/>
    </style:style>
    <style:style style:name="T16" style:family="text">
      <style:text-properties officeooo:rsid="002cd4f7"/>
    </style:style>
    <style:style style:name="T17" style:family="text">
      <style:text-properties officeooo:rsid="00315d7c"/>
    </style:style>
    <style:style style:name="T18" style:family="text">
      <style:text-properties fo:color="#c9211e" loext:opacity="100%"/>
    </style:style>
    <style:style style:name="T19" style:family="text">
      <style:text-properties officeooo:rsid="003933c5"/>
    </style:style>
    <style:style style:name="T20" style:family="text">
      <style:text-properties officeooo:rsid="00454813"/>
    </style:style>
    <style:style style:name="T21" style:family="text">
      <style:text-properties officeooo:rsid="00465292"/>
    </style:style>
    <style:style style:name="T22" style:family="text">
      <style:text-properties officeooo:rsid="00477db1"/>
    </style:style>
    <style:style style:name="T23" style:family="text">
      <style:text-properties officeooo:rsid="0048ca57"/>
    </style:style>
    <style:style style:name="T24" style:family="text">
      <style:text-properties officeooo:rsid="004987ae"/>
    </style:style>
    <style:style style:name="T25" style:family="text">
      <style:text-properties officeooo:rsid="004b0669"/>
    </style:style>
    <style:style style:name="T26" style:family="text">
      <style:text-properties officeooo:rsid="004c8db1"/>
    </style:style>
    <style:style style:name="T27" style:family="text">
      <style:text-properties officeooo:rsid="00532bcb"/>
    </style:style>
    <style:style style:name="T28" style:family="text">
      <style:text-properties officeooo:rsid="0054e0a9"/>
    </style:style>
    <style:style style:name="T29" style:family="text">
      <style:text-properties officeooo:rsid="0056c666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b9305" style:font-weight-asian="normal" style:font-weight-complex="normal"/>
    </style:style>
    <style:style style:name="T32" style:family="text">
      <style:text-properties fo:font-weight="normal" officeooo:rsid="0035ba6e" style:font-weight-asian="normal" style:font-weight-complex="normal"/>
    </style:style>
    <style:style style:name="T33" style:family="text">
      <style:text-properties fo:font-weight="normal" officeooo:rsid="00379b4e" style:font-weight-asian="normal" style:font-weight-complex="normal"/>
    </style:style>
    <style:style style:name="T34" style:family="text">
      <style:text-properties fo:font-weight="normal" officeooo:rsid="003aee52" style:font-weight-asian="normal" style:font-weight-complex="normal"/>
    </style:style>
    <style:style style:name="T35" style:family="text">
      <style:text-properties fo:font-weight="normal" officeooo:rsid="006a9d39" style:font-weight-asian="normal" style:font-weight-complex="normal"/>
    </style:style>
    <style:style style:name="T36" style:family="text">
      <style:text-properties fo:font-weight="normal" officeooo:rsid="006e72a4" style:font-weight-asian="normal" style:font-weight-complex="normal"/>
    </style:style>
    <style:style style:name="T37" style:family="text">
      <style:text-properties fo:font-weight="normal" officeooo:rsid="0073e167" style:font-weight-asian="normal" style:font-weight-complex="normal"/>
    </style:style>
    <style:style style:name="T38" style:family="text">
      <style:text-properties officeooo:rsid="005e55f9"/>
    </style:style>
    <style:style style:name="T39" style:family="text">
      <style:text-properties officeooo:rsid="005f0d5e"/>
    </style:style>
    <style:style style:name="T40" style:family="text">
      <style:text-properties officeooo:rsid="0061b2d9"/>
    </style:style>
    <style:style style:name="T41" style:family="text">
      <style:text-properties officeooo:rsid="00622163"/>
    </style:style>
    <style:style style:name="T42" style:family="text">
      <style:text-properties officeooo:rsid="00388051"/>
    </style:style>
    <style:style style:name="T43" style:family="text">
      <style:text-properties officeooo:rsid="00628d55"/>
    </style:style>
    <style:style style:name="T44" style:family="text">
      <style:text-properties officeooo:rsid="006988ce"/>
    </style:style>
    <style:style style:name="T45" style:family="text">
      <style:text-properties officeooo:rsid="006a9d39"/>
    </style:style>
    <style:style style:name="T46" style:family="text">
      <style:text-properties officeooo:rsid="006b4c09"/>
    </style:style>
    <style:style style:name="T47" style:family="text">
      <style:text-properties officeooo:rsid="006e72a4"/>
    </style:style>
    <style:style style:name="T48" style:family="text">
      <style:text-properties officeooo:rsid="006e9686"/>
    </style:style>
    <style:style style:name="T49" style:family="text">
      <style:text-properties officeooo:rsid="00726ac0"/>
    </style:style>
    <style:style style:name="T50" style:family="text">
      <style:text-properties officeooo:rsid="0073546e"/>
    </style:style>
    <style:style style:name="T51" style:family="text">
      <style:text-properties officeooo:rsid="0073e167"/>
    </style:style>
    <style:style style:name="T52" style:family="text">
      <style:text-properties officeooo:rsid="00759dd6"/>
    </style:style>
    <style:style style:name="T53" style:family="text">
      <style:text-properties officeooo:rsid="007e1521"/>
    </style:style>
    <style:style style:name="T54" style:family="text">
      <style:text-properties officeooo:rsid="007f11a1"/>
    </style:style>
    <style:style style:name="T55" style:family="text">
      <style:text-properties officeooo:rsid="0083d3c8"/>
    </style:style>
    <style:style style:name="T56" style:family="text">
      <style:text-properties officeooo:rsid="008888d3"/>
    </style:style>
    <style:style style:name="T57" style:family="text">
      <style:text-properties officeooo:rsid="008c01df"/>
    </style:style>
    <style:style style:name="T58" style:family="text">
      <style:text-properties officeooo:rsid="008dd401"/>
    </style:style>
    <style:style style:name="T59" style:family="text">
      <style:text-properties officeooo:rsid="008ff80e"/>
    </style:style>
    <style:style style:name="T60" style:family="text">
      <style:text-properties officeooo:rsid="00908f4c"/>
    </style:style>
    <style:style style:name="T61" style:family="text">
      <style:text-properties officeooo:rsid="0090a021"/>
    </style:style>
    <style:style style:name="T62" style:family="text">
      <style:text-properties officeooo:rsid="00915777"/>
    </style:style>
    <style:style style:name="T63" style:family="text">
      <style:text-properties officeooo:rsid="009228cc"/>
    </style:style>
    <style:style style:name="T64" style:family="text">
      <style:text-properties officeooo:rsid="00927a5b"/>
    </style:style>
    <style:style style:name="T65" style:family="text">
      <style:text-properties officeooo:rsid="009395fb"/>
    </style:style>
    <style:style style:name="T66" style:family="text">
      <style:text-properties officeooo:rsid="009a1331"/>
    </style:style>
    <style:style style:name="T67" style:family="text">
      <style:text-properties officeooo:rsid="009a4f1b"/>
    </style:style>
    <style:style style:name="T68" style:family="text">
      <style:text-properties officeooo:rsid="009bd5d4"/>
    </style:style>
    <style:style style:name="T69" style:family="text">
      <style:text-properties officeooo:rsid="009e82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Microsoft’s tutorial: <text:a xlink:type="simple" xlink:href="https://learn.microsoft.com/en-us/dotnet/visual-basic/" text:style-name="Internet_20_link" text:visited-style-name="Visited_20_Internet_20_Link">https://learn.microsoft.com/en-us/dotnet/visual-basic/</text:a></text:p>
      <text:p text:style-name="P42"/>
      <text:h text:style-name="Heading_20_1" text:outline-level="1">General</text:h>
      <text:p text:style-name="P42"/>
      <text:p text:style-name="P42">VBA is case insensitive</text:p>
      <text:p text:style-name="P42"/>
      <text:p text:style-name="P77">VBA scripts are supported in .xls<text:span text:style-name="T1">m</text:span>-files.</text:p>
      <text:p text:style-name="P77">Dedicated tools are in menu “Developer”. It should be enabled, go to File→ Options → Customize Ribbon and check “Developer” in “Main Tabs” section.</text:p>
      <text:p text:style-name="P76"/>
      <text:p text:style-name="P76">Console with debug-messages is called “Immediate window”: View → Immediate window</text:p>
      <text:p text:style-name="P76">Print messages via: Debug.Print(“Something”)</text:p>
      <text:p text:style-name="P76"/>
      <text:p text:style-name="P77">Disable message-box window on syntax error. Go to Tools→Options → Editor and uncheck “Auto Syntax Check”. <text:span text:style-name="T20">Errors still will be highlighted in red.</text:span></text:p>
      <text:p text:style-name="P43"/>
      <text:p text:style-name="P94">Inspect all declared classes(even defined your self): View→Object Browser</text:p>
      <text:p text:style-name="P94"/>
      <text:p text:style-name="P46">Supports global variables:</text:p>
      <text:p text:style-name="P46"><text:tab/>Private ws As Worksheet ‘ module scope</text:p>
      <text:p text:style-name="P46"><text:tab/>Public ws As Worksheet ‘ global scope</text:p>
      <text:p text:style-name="P132">Should <text:span text:style-name="T55">be declared on top of standard module(not class module, see below). Holds their values till file is opened, but </text:span><text:span text:style-name="T12">are reset if unhandled error occurs</text:span><text:span text:style-name="T55">.</text:span></text:p>
      <text:p text:style-name="P106"/>
      <text:p text:style-name="P46">Assign by value, ok for primitive types</text:p>
      <text:p text:style-name="P106"><text:tab/>Dim x As Integer</text:p>
      <text:p text:style-name="P106"><text:span text:style-name="T1"><text:tab/>Let</text:span> x = 1 ‘ <text:span text:style-name="T1">may omit Let</text:span></text:p>
      <text:p text:style-name="P106"/>
      <text:p text:style-name="P46">Assign by reference</text:p>
      <text:p text:style-name="P106"><text:tab/>Dim ws As Worksheet</text:p>
      <text:p text:style-name="P106"><text:span text:style-name="T1"><text:tab/>Set</text:span> ws = ThisWorkbook.Worksheets(“orders”)</text:p>
      <text:p text:style-name="P106"/>
      <text:p text:style-name="P46">Nothing – value for reference-types. Check via:</text:p>
      <text:p text:style-name="P46"><text:tab/>ws Is Nothing</text:p>
      <text:p text:style-name="P107">Assign via:</text:p>
      <text:p text:style-name="P107"><text:tab/>Set ws = Nothing</text:p>
      <text:p text:style-name="P46"/>
      <text:p text:style-name="P108">Constants:</text:p>
      <text:p text:style-name="P31"><text:tab/>Const PI As Double = 3.14</text:p>
      <text:p text:style-name="P109"><text:span text:style-name="T34"/></text:p>
      <text:p text:style-name="P110"><text:span text:style-name="T34">N</text:span><text:span text:style-name="T30">o need to “import” module – all Public is accessible from anywhere within project even w/o specifying module name.</text:span></text:p>
      <text:p text:style-name="P32">But it is allowed to use. “fully qualified name”, may be useful in case name conflicts:</text:p>
      <text:p text:style-name="P32"><text:tab/>Let x = MagicModule.MagicConst</text:p>
      <text:p text:style-name="P110"><text:span text:style-name="T30"/></text:p>
      <text:p text:style-name="P39">Define types(like enums) at the beginning of file, before any Sub or Function declaration – otherwise you’ll get error “such type does not exist”.</text:p>
      <text:p text:style-name="P110"><text:span text:style-name="T30"/></text:p>
      <text:h text:style-name="Heading_20_1" text:outline-level="1"><text:soft-page-break/>Data types</text:h>
      <text:p text:style-name="P68">Byte(unsigned), Integer(16 bits), Long(32 bits), Single, Double, Currency, Decimal,</text:p>
      <text:p text:style-name="P68">String(<text:span text:style-name="T18">fixed vs variable length</text:span>), <text:span text:style-name="T38">Char(16 bits), </text:span>Date, Boolean(True, False), Object, Variant(<text:span text:style-name="T18">numeric vs text</text:span>)</text:p>
      <text:p text:style-name="P68"/>
      <text:h text:style-name="Heading_20_2" text:outline-level="2">String</text:h>
      <text:p text:style-name="P95">Doc.: <text:a xlink:type="simple" xlink:href="https://learn.microsoft.com/en-us/dotnet/visual-basic/programming-guide/language-features/strings/" text:style-name="Internet_20_link" text:visited-style-name="Visited_20_Internet_20_Link">https://learn.microsoft.com/en-us/dotnet/visual-basic/programming-guide/language-features/strings/</text:a></text:p>
      <text:p text:style-name="P95"/>
      <text:p text:style-name="P75">Concatenate using &amp; or +:</text:p>
      <text:p text:style-name="P75"><text:tab/>“Hello” + “ “ &amp; “world”</text:p>
      <text:p text:style-name="P75"/>
      <text:p text:style-name="P65">Useful methods</text:p>
      <text:p text:style-name="P78">CStr(1) - <text:span text:style-name="T29">t</text:span>o string</text:p>
      <text:p text:style-name="P81">Split(text, delim, limit) – splits string, returns array</text:p>
      <text:p text:style-name="P82">Join(wordsList, delim) – concats words using delim and returns a single String</text:p>
      <text:p text:style-name="P111">Filter(wordsList, subStr) – returns only words, which contain subStr</text:p>
      <text:p text:style-name="P111"/>
      <text:p text:style-name="P48">Format string?</text:p>
      <text:p text:style-name="P78"/>
      <text:h text:style-name="Heading_20_2" text:outline-level="2">Date</text:h>
      <text:p text:style-name="P72">May contain date, time or both.</text:p>
      <text:p text:style-name="P68"><text:span text:style-name="T19">Date l</text:span>iterals <text:span text:style-name="T19">syntax:</text:span> #MM/dd/yyyy# or #yyyy-MM-dd#. For example:</text:p>
      <text:p text:style-name="P69">Dim dt As Date</text:p>
      <text:p text:style-name="P70">dt = #02/<text:span text:style-name="T41">22</text:span>/1992#</text:p>
      <text:p text:style-name="P70">dt = #1992-02-<text:span text:style-name="T41">22</text:span>#</text:p>
      <text:p text:style-name="P72">Time literals may be in 12-hour or 24-hour format: #hh:mm:ss AM# or #hh:mm:ss#.</text:p>
      <text:p text:style-name="P73">Dim tm As Date</text:p>
      <text:p text:style-name="P74">tm = #01:02:03 AM#</text:p>
      <text:p text:style-name="P74">tm = #01:02:03#</text:p>
      <text:p text:style-name="P72">Both date and time:</text:p>
      <text:p text:style-name="P73">Dim inst As Date</text:p>
      <text:p text:style-name="P74">inst = #1992-02-<text:span text:style-name="T41">22</text:span> 01:02:03#</text:p>
      <text:p text:style-name="P72">See Format(to formatted string), DateDiff(calc. duration), C<text:span text:style-name="T26">D</text:span>ate(from string)</text:p>
      <text:p text:style-name="P72"/>
      <text:h text:style-name="Heading_20_2" text:outline-level="2">Variant</text:h>
      <text:p text:style-name="P80">Variables of this type may contain any data-type</text:p>
      <text:p text:style-name="P44">Null – value for type Variant. Check via:</text:p>
      <text:p text:style-name="P44"><text:tab/>IsNull(ws)</text:p>
      <text:p text:style-name="P79">Empty – uninitialized Variant. Check via:</text:p>
      <text:p text:style-name="P79"><text:tab/>IsEmpty(ws)</text:p>
      <text:p text:style-name="P71"/>
      <text:p text:style-name="P45"/>
      <text:h text:style-name="Heading_20_1" text:outline-level="1">Arrays</text:h>
      <text:p text:style-name="P23">0-based indexes.</text:p>
      <text:p text:style-name="P24"><text:soft-page-break/>Fixed size, specify <text:span text:style-name="T1">last index</text:span>:</text:p>
      <text:p text:style-name="P25">Dim arr(5) As Integer ‘ array with 6 items</text:p>
      <text:p text:style-name="P26">Multi dimensional:</text:p>
      <text:p text:style-name="P27"><text:tab/>Dim arr(5, 5) As Integer</text:p>
      <text:p text:style-name="P24">Re-sizable, don’t specify last index:</text:p>
      <text:p text:style-name="P25">Dim arr() As Integer</text:p>
      <text:p text:style-name="P29">To re-size such array:</text:p>
      <text:p text:style-name="P29"><text:tab/>ReDim Preserve arr(10)</text:p>
      <text:p text:style-name="P29">Values in arr <text:span text:style-name="T1">are lost</text:span> if omit Preserve. <text:span text:style-name="T28">It is allowed to ReDim Preserve only last dimension of multi-dimensional array.</text:span></text:p>
      <text:p text:style-name="P29"/>
      <text:p text:style-name="P29">Arrays are passed to functions by ref. Declare array argument w/o size:</text:p>
      <text:p text:style-name="P29"><text:tab/>Function sum(x() As Integer) As Integer</text:p>
      <text:p text:style-name="P29"/>
      <text:p text:style-name="P65">Useful methods</text:p>
      <text:p text:style-name="P30">UBound() - returns last index</text:p>
      <text:p text:style-name="P30"/>
      <text:p text:style-name="P28"/>
      <text:h text:style-name="P136" text:outline-level="1">Enums</text:h>
      <text:p text:style-name="P88"><text:span text:style-name="T1">Declare </text:span><text:span text:style-name="T5">at the top of a file</text:span><text:span text:style-name="T40">, before any method/function</text:span></text:p>
      <text:p text:style-name="P89">Enum Items</text:p>
      <text:p text:style-name="P90"><text:tab/><text:span text:style-name="T40">One</text:span></text:p>
      <text:p text:style-name="P90"><text:tab/><text:span text:style-name="T40">Two</text:span></text:p>
      <text:p text:style-name="P90"><text:tab/><text:span text:style-name="T40">Three</text:span></text:p>
      <text:p text:style-name="P90">End Enum</text:p>
      <text:p text:style-name="P91">Usage</text:p>
      <text:p text:style-name="P92">Dim i As Items</text:p>
      <text:p text:style-name="P93">i = Items.One</text:p>
      <text:p text:style-name="Text_20_body"/>
      <text:h text:style-name="Heading_20_1" text:outline-level="1">Operators</text:h>
      <text:p text:style-name="P12">= same as ==</text:p>
      <text:p text:style-name="P12">&lt;&gt; same as !=</text:p>
      <text:p text:style-name="P13">Logical operators are <text:span text:style-name="T1">not “short circuit”</text:span>.</text:p>
      <text:p text:style-name="P12">AND same as &amp;</text:p>
      <text:p text:style-name="P12">OR same as |</text:p>
      <text:p text:style-name="P12">NOT same as !</text:p>
      <text:p text:style-name="P12"><text:tab/>NOT(a &gt; 0 AND b &gt; 0)</text:p>
      <text:p text:style-name="P12">XOR same ^</text:p>
      <text:p text:style-name="P12"/>
      <text:h text:style-name="Heading_20_1" text:outline-level="1">If statement</text:h>
      <text:p text:style-name="P15">If x &gt; y Then</text:p>
      <text:p text:style-name="P16"><text:tab/>‘ do this</text:p>
      <text:p text:style-name="P16">ElseIf</text:p>
      <text:p text:style-name="P16"><text:tab/>‘ do that</text:p>
      <text:p text:style-name="P16">Else</text:p>
      <text:p text:style-name="P16"><text:tab/>‘ do else</text:p>
      <text:p text:style-name="P16"><text:soft-page-break/>End If</text:p>
      <text:p text:style-name="P14"/>
      <text:h text:style-name="Heading_20_1" text:outline-level="1">Select Case statement</text:h>
      <text:p text:style-name="P15">Select Case x</text:p>
      <text:p text:style-name="P16">Case <text:span text:style-name="T22">1</text:span></text:p>
      <text:p text:style-name="P16"><text:tab/>‘ x = <text:span text:style-name="T22">1</text:span></text:p>
      <text:p text:style-name="P17">Case <text:span text:style-name="T23">y</text:span></text:p>
      <text:p text:style-name="P17"><text:tab/>‘ x <text:span text:style-name="T23">= y</text:span></text:p>
      <text:p text:style-name="P16">Case <text:span text:style-name="T23">2 To 5</text:span></text:p>
      <text:p text:style-name="P16"><text:tab/>‘ x is <text:span text:style-name="T23">[2; 5], </text:span><text:span text:style-name="T4">yes including 5</text:span></text:p>
      <text:p text:style-name="P21">Case <text:span text:style-name="T23">Is &gt; 10</text:span></text:p>
      <text:p text:style-name="P21"><text:tab/>‘ x &gt; <text:span text:style-name="T24">10</text:span></text:p>
      <text:p text:style-name="P16">Case Else</text:p>
      <text:p text:style-name="P16"><text:tab/>‘ <text:span text:style-name="T21">none of above</text:span></text:p>
      <text:p text:style-name="P19">End Select</text:p>
      <text:p text:style-name="P18"/>
      <text:p text:style-name="P20">May combine expressions in <text:span text:style-name="T25">Case:</text:span></text:p>
      <text:p text:style-name="P20"><text:tab/><text:span text:style-name="T25">Case 1, y, 2 To 5, Is &gt; 10</text:span></text:p>
      <text:p text:style-name="P22"/>
      <text:p text:style-name="P22">May check if alphabetically between 2 strings:</text:p>
      <text:p text:style-name="P22"><text:tab/>Case “alpha” To “beta”</text:p>
      <text:p text:style-name="P49"/>
      <text:h text:style-name="Heading_20_1" text:outline-level="1">For loop</text:h>
      <text:p text:style-name="P53">Dim i As Integer</text:p>
      <text:p text:style-name="P54">For i = 0 To 5 Step 1 ‘ <text:span text:style-name="T1">5 is inclusive</text:span></text:p>
      <text:p text:style-name="P54"><text:tab/>‘ actions</text:p>
      <text:p text:style-name="P54">Next</text:p>
      <text:p text:style-name="P55">Or</text:p>
      <text:p text:style-name="P53">For Each i In group ‘ group is array or collection(<text:span text:style-name="T18">what is collection?</text:span>)</text:p>
      <text:p text:style-name="P54"><text:tab/>‘ actions</text:p>
      <text:p text:style-name="P54">Next</text:p>
      <text:p text:style-name="P52"/>
      <text:p text:style-name="P52">Exit For – works like brake</text:p>
      <text:p text:style-name="P52"/>
      <text:h text:style-name="Heading_20_1" text:outline-level="1">While <text:span text:style-name="T39">loop</text:span></text:h>
      <text:p text:style-name="P57">While i &lt; 5</text:p>
      <text:p text:style-name="P58"><text:tab/>‘ actons</text:p>
      <text:p text:style-name="P58">Wend</text:p>
      <text:p text:style-name="P59"/>
      <text:h text:style-name="Heading_20_1" text:outline-level="1"><text:span text:style-name="T27">D</text:span>o-while loop</text:h>
      <text:p text:style-name="P58">Do</text:p>
      <text:p text:style-name="P58"><text:tab/>‘ actions</text:p>
      <text:p text:style-name="P58">Loop While i &lt; 5</text:p>
      <text:p text:style-name="P56"/>
      <text:p text:style-name="P56">Exit Do – breaks do-while loop</text:p>
      <text:h text:style-name="P137" text:outline-level="1"><text:soft-page-break/>Sub vs Function</text:h>
      <text:p text:style-name="P62">Function – returns value, Sub – does not, it is sub-routine.</text:p>
      <text:p text:style-name="P128">When ignore returned value – pass args. w/o enclosing ():</text:p>
      <text:p text:style-name="P129">Let x = getSomething(1, 2, 3) ‘<text:span text:style-name="T1">don’t ignore returned value</text:span></text:p>
      <text:p text:style-name="P130">getSomething 1, 2, 3 ‘<text:span text:style-name="T1">ignore returned value</text:span></text:p>
      <text:p text:style-name="P128">Allow optional arguments. They should be declared after mandatory args., can’t be User Defined Type(see below), should have default value:</text:p>
      <text:p text:style-name="P129">Sub doSomething(x As Integer, <text:span text:style-name="T1">Optional</text:span> y As Integer<text:span text:style-name="T1"> = 1</text:span>, Optional z As String = “z”) </text:p>
      <text:p text:style-name="P128">Such args. may be passed by position or by name:</text:p>
      <text:p text:style-name="P129">doSomething 1, <text:span text:style-name="T30">2, “”</text:span></text:p>
      <text:p text:style-name="P129">doSomething 1, <text:span text:style-name="T1">y :=</text:span> 2, <text:span text:style-name="T1">z :=</text:span> “” </text:p>
      <text:p text:style-name="P62">To return value from Function getValue():</text:p>
      <text:p text:style-name="P62"><text:tab/>Function getValue() <text:span text:style-name="T17">As Integer</text:span></text:p>
      <text:p text:style-name="P62"><text:tab/><text:tab/><text:span text:style-name="T17">getValue = 0 ‘ will be ignored</text:span></text:p>
      <text:p text:style-name="P62"><text:tab/><text:tab/><text:span text:style-name="T17">getValue = 1 ‘ </text:span><text:span text:style-name="T8">last assigned </text:span><text:span text:style-name="T9">value </text:span><text:span text:style-name="T8">is returned</text:span></text:p>
      <text:p text:style-name="P62"><text:tab/><text:tab/><text:span text:style-name="T10">Exit</text:span><text:span text:style-name="T8"> Function</text:span><text:span text:style-name="T17"> ‘ not to execute further, but return now</text:span></text:p>
      <text:p text:style-name="P62"><text:tab/><text:tab/>… <text:span text:style-name="T17">unreachable instructions … </text:span></text:p>
      <text:p text:style-name="P62"><text:tab/><text:span text:style-name="T17">End Function</text:span></text:p>
      <text:p text:style-name="P63">To return from Sub:</text:p>
      <text:p text:style-name="P63"><text:tab/><text:span text:style-name="T49">Exit</text:span> Sub</text:p>
      <text:h text:style-name="P138" text:outline-level="1">User-defined type<text:span text:style-name="T48">s</text:span>(structure<text:span text:style-name="T48">s</text:span>)</text:h>
      <text:p text:style-name="P96">It is <text:span text:style-name="T1">value-type</text:span> – all is copied on assignment.</text:p>
      <text:p text:style-name="P112"><text:span text:style-name="T44">Members</text:span> are Public by default.</text:p>
      <text:p text:style-name="P83">Declare</text:p>
      <text:p text:style-name="P84">Type Person</text:p>
      <text:p text:style-name="P85"><text:tab/>Name As String</text:p>
      <text:p text:style-name="P85"><text:tab/>BirthDate As Date</text:p>
      <text:p text:style-name="P85">End Type</text:p>
      <text:p text:style-name="P83">Use</text:p>
      <text:p text:style-name="P84">Dim Max As Person</text:p>
      <text:p text:style-name="P85">Max.Name = “Max”</text:p>
      <text:p text:style-name="P85"><text:soft-page-break/>Max.BirthDate = #<text:span text:style-name="T42">199</text:span>3<text:span text:style-name="T42">-0</text:span><text:span text:style-name="T43">2</text:span><text:span text:style-name="T42">-</text:span><text:span text:style-name="T43">22</text:span>#</text:p>
      <text:p text:style-name="P83">Or</text:p>
      <text:p text:style-name="P84">With Max</text:p>
      <text:p text:style-name="P85"><text:tab/>.Name = “Max”</text:p>
      <text:p text:style-name="P85"><text:tab/>.BirthDate = #<text:span text:style-name="T42">1992-02-</text:span>22#</text:p>
      <text:p text:style-name="P85">End With</text:p>
      <text:h text:style-name="P138" text:outline-level="1">Class<text:span text:style-name="T48">es</text:span></text:h>
      <text:p text:style-name="P113">It is reference-type.</text:p>
      <text:p text:style-name="P113">Members are Private by default.</text:p>
      <text:p text:style-name="P126">Me substitutes this.</text:p>
      <text:p text:style-name="P113">Should be declared inside class-module<text:span text:style-name="T46">(dedicated file)</text:span>, <text:span text:style-name="T6">w/o any Class – End Class enclosing</text:span>. Example of class-module Person:</text:p>
      <text:p text:style-name="P114"><text:span text:style-name="T45">Private</text:span> <text:span text:style-name="T6">m</text:span>Name As String</text:p>
      <text:p text:style-name="P115"><text:span text:style-name="T45">Private</text:span> <text:span text:style-name="T6">m</text:span><text:span text:style-name="T41">BirthDate</text:span> As Date</text:p>
      <text:p text:style-name="P115"/>
      <text:p text:style-name="P115">Public Sub Do<text:span text:style-name="T45">Smth</text:span>()</text:p>
      <text:p text:style-name="P115"><text:s text:c="4"/>…</text:p>
      <text:p text:style-name="P115">End Sub</text:p>
      <text:p text:style-name="P118"><text:span text:style-name="T1">Getters/setters</text:span> are declared as properties:</text:p>
      <text:p text:style-name="P122">Public Property Get Name() As String</text:p>
      <text:p text:style-name="P123"><text:tab/>Name = mName</text:p>
      <text:p text:style-name="P123">End Property</text:p>
      <text:p text:style-name="P123"/>
      <text:p text:style-name="P123">Public Property Let Name(value As String)</text:p>
      <text:p text:style-name="P123"><text:tab/>mName = value</text:p>
      <text:p text:style-name="P123">End Property</text:p>
      <text:p text:style-name="P119">Use <text:span text:style-name="T30">Property</text:span><text:span text:style-name="T1"> Set</text:span> <text:span text:style-name="T46">for</text:span> ref.-type <text:span text:style-name="T46">setter.</text:span></text:p>
      <text:p text:style-name="P119">Use <text:span text:style-name="T46">getters/setters</text:span> as fields – not method calls:</text:p>
      <text:p text:style-name="P121">n = Max.Name </text:p>
      <text:p text:style-name="P120">Max.Name = “Max”</text:p>
      <text:p text:style-name="P100"><text:span text:style-name="T1">Constructor and destructor</text:span> are declared as:</text:p>
      <text:p text:style-name="P102">Private Sub Class_Initialize()</text:p>
      <text:p text:style-name="P103">End Sub</text:p>
      <text:p text:style-name="P104">Private Sub Class_Terminate()</text:p>
      <text:p text:style-name="P101">End Sub</text:p>
      <text:p text:style-name="P97"><text:soft-page-break/>Do not accept arguments, may just set default values.</text:p>
      <text:p text:style-name="P97"><text:span text:style-name="T1">Instantiate object</text:span> via:</text:p>
      <text:p text:style-name="P98">Dim Max As Person ‘ Max = Nothing here</text:p>
      <text:p text:style-name="P99">Set Max = New Person ‘ constructor runs here</text:p>
      <text:p text:style-name="P97">Or</text:p>
      <text:p text:style-name="P98">Dim Max As New Person ‘ constructor runs here and Max keeps ref. to object</text:p>
      <text:p text:style-name="P105">There is <text:span text:style-name="T30">no inheritance, just interface implementation.</text:span></text:p>
      <text:p text:style-name="P105"><text:span text:style-name="T1">Interface</text:span><text:span text:style-name="T30"> is declared like a class but with empty methods and w/o fields. Example for IPerson:</text:span></text:p>
      <text:p text:style-name="P105"><text:span text:style-name="T30"/></text:p>
      <text:p text:style-name="P124">Public Property Get Name() As String</text:p>
      <text:p text:style-name="P125">End Property</text:p>
      <text:p text:style-name="P125"/>
      <text:p text:style-name="P125">Public Property Let Name(value As String)</text:p>
      <text:p text:style-name="P34">End Property</text:p>
      <text:p text:style-name="P125"><text:span text:style-name="T30"/></text:p>
      <text:p text:style-name="P116"><text:span text:style-name="T30">Public Sub Do</text:span><text:span text:style-name="T35">Smth</text:span><text:span text:style-name="T30">()</text:span></text:p>
      <text:p text:style-name="P35">End Sub</text:p>
      <text:p text:style-name="P127"><text:span text:style-name="T30"/></text:p>
      <text:p text:style-name="P35">Public Function GetSmth() As Integer</text:p>
      <text:p text:style-name="P35">End Function</text:p>
      <text:p text:style-name="P36">It’s implementation in class-module Person:</text:p>
      <text:p text:style-name="P66">Implements IPerson</text:p>
      <text:p text:style-name="P67"/>
      <text:p text:style-name="P117"><text:span text:style-name="T35">Private</text:span><text:span text:style-name="T30"> </text:span><text:span text:style-name="T6">m</text:span><text:span text:style-name="T30">Name As String</text:span></text:p>
      <text:p text:style-name="P116"><text:span text:style-name="T30"/></text:p>
      <text:p text:style-name="P125"><text:span text:style-name="T7">Private</text:span> Property Get <text:span text:style-name="T7">IPerson</text:span><text:span text:style-name="T36">_</text:span>Name() As String</text:p>
      <text:p text:style-name="P124"><text:span text:style-name="T7"><text:tab/>IPerson_</text:span><text:span text:style-name="T1">Name</text:span> <text:span text:style-name="T47">= mName</text:span></text:p>
      <text:p text:style-name="P125">End Property</text:p>
      <text:p text:style-name="P125"/>
      <text:p text:style-name="P125"><text:span text:style-name="T1">P</text:span><text:span text:style-name="T7">rivate</text:span> Property Let <text:span text:style-name="T7">IPerson</text:span><text:span text:style-name="T36">_</text:span>Name(value As String)</text:p>
      <text:p text:style-name="P125"><text:tab/><text:span text:style-name="T47">mName = value</text:span></text:p>
      <text:p text:style-name="P34">End Property</text:p>
      <text:p text:style-name="P125"><text:span text:style-name="T30"/></text:p>
      <text:p text:style-name="P116"><text:span text:style-name="T6">P</text:span><text:span text:style-name="T7">rivate</text:span><text:span text:style-name="T30"> Sub </text:span><text:span text:style-name="T7">IPerson</text:span><text:span text:style-name="T36">_</text:span><text:span text:style-name="T30">Do</text:span><text:span text:style-name="T35">Smth</text:span><text:span text:style-name="T30">()</text:span></text:p>
      <text:p text:style-name="P116"><text:span text:style-name="T30"><text:tab/></text:span><text:span text:style-name="T36">Debug.Print(“Done something”)</text:span></text:p>
      <text:p text:style-name="P35">End Sub</text:p>
      <text:p text:style-name="P127"><text:span text:style-name="T30"/></text:p>
      <text:p text:style-name="P127"><text:span text:style-name="T6">P</text:span><text:span text:style-name="T1">rivate</text:span><text:span text:style-name="T30"> Function </text:span><text:span text:style-name="T1">IPerson</text:span><text:span text:style-name="T30">_GetSmth() As String</text:span></text:p>
      <text:p text:style-name="P127"><text:soft-page-break/><text:span text:style-name="T30"><text:tab/> </text:span><text:span text:style-name="T1">IPerson_GetSmth</text:span><text:span text:style-name="T30"> = “something”</text:span></text:p>
      <text:p text:style-name="P35">End Function</text:p>
      <text:p text:style-name="P37">Method names have prefix IPerson_ - which means, that this are impl. of methods from IPerson. Also methods have exactly the same args. and return type but may be Private.</text:p>
      <text:p text:style-name="P38">If class impl. several interfaces, add more Implements statements.</text:p>
      <text:h text:style-name="Heading_20_1" text:outline-level="1">Error handling</text:h>
      <text:p text:style-name="P47">Err-object</text:p>
      <text:p text:style-name="P64">Err.Raise {code}, Description:=””</text:p>
      <text:p text:style-name="P60"/>
      <text:p text:style-name="P61">Sub mySub()</text:p>
      <text:p text:style-name="P8"><text:tab/>On Error GoTo <text:span text:style-name="T3">ErrorHandler</text:span></text:p>
      <text:p text:style-name="P8"><text:tab/>‘ <text:span text:style-name="T16">code which may throw error</text:span></text:p>
      <text:p text:style-name="P8"><text:tab/><text:span text:style-name="T16">Exit Sub</text:span></text:p>
      <text:p text:style-name="P8"/>
      <text:p text:style-name="P8"><text:tab/><text:span text:style-name="T3">ErrorHandler</text:span><text:span text:style-name="T16">:</text:span></text:p>
      <text:p text:style-name="P8"><text:tab/><text:tab/><text:span text:style-name="T16">Select Case Err.Number </text:span></text:p>
      <text:p text:style-name="P8"><text:tab/><text:tab/><text:tab/><text:span text:style-name="T16">Case 1</text:span></text:p>
      <text:p text:style-name="P8"><text:tab/><text:tab/><text:tab/><text:tab/>‘ <text:span text:style-name="T16">action if Err.Number = 1</text:span></text:p>
      <text:p text:style-name="P8"><text:tab/><text:tab/><text:tab/>…</text:p>
      <text:p text:style-name="P9"><text:tab/><text:tab/><text:tab/><text:span text:style-name="T16">Case Else</text:span></text:p>
      <text:p text:style-name="P9"><text:tab/><text:tab/><text:tab/><text:tab/>‘ <text:span text:style-name="T16">action if Err.Number does not satisfy anything above</text:span></text:p>
      <text:p text:style-name="P8"><text:tab/><text:tab/><text:span text:style-name="T16">End Select</text:span></text:p>
      <text:p text:style-name="P11">End Sub</text:p>
      <text:p text:style-name="P10"/>
      <text:p text:style-name="P86"><text:span text:style-name="T1"/></text:p>
      <text:p text:style-name="P4">Suppress errors:</text:p>
      <text:p text:style-name="P1"><text:tab/>On Error Resume Next</text:p>
      <text:p text:style-name="P4">Cancel error suppression:</text:p>
      <text:p text:style-name="P1"><text:tab/>On Error GoTo 0</text:p>
      <text:p text:style-name="P1"/>
      <text:h text:style-name="P139" text:outline-level="1">Object model</text:h>
      <text:p text:style-name="P131">Application – top level obj. which represents launched <text:span text:style-name="T53">E</text:span>xcel app.</text:p>
      <text:p text:style-name="P133">Workbook – presents opened Excel file.</text:p>
      <text:p text:style-name="P133">Worksheet – presents a sheet inside opened Excel file. Excel file may also contain <text:span text:style-name="T11">chart sheets </text:span><text:span text:style-name="T37">-</text:span><text:span text:style-name="T11"> </text:span><text:span text:style-name="T37">single chart instead of sheet with cells</text:span><text:span text:style-name="T30">(with dedicated object)</text:span><text:span text:style-name="T37">.</text:span></text:p>
      <text:p text:style-name="P133">Range – presents group of cell on a sheet.</text:p>
      <text:p text:style-name="P133">Cell – presents single cell.</text:p>
      <text:p text:style-name="P133">Script from one file may operate with data from another Excel file.</text:p>
      <text:p text:style-name="P133">Application.ThisWorkbook… - references file containing script</text:p>
      <text:p text:style-name="P133">Application.ActiveWorkbook… - ref. currently active file</text:p>
      <text:p text:style-name="P133"><text:soft-page-break/>Application.Workbooks(“other_book”)… - references <text:span text:style-name="T54">file other_book.xlsx</text:span></text:p>
      <text:p text:style-name="P134">It is allowed to omit Application in code</text:p>
      <text:p text:style-name="P135">ThisWorkbook… - also works</text:p>
      <text:h text:style-name="Heading_20_1" text:outline-level="1">Workbook</text:h>
      <text:p text:style-name="P33">Presents Excel file.</text:p>
      <text:p text:style-name="P33">ActiveWorkbook – presents workbook where user currently works. Yes, you may ref. other open document.</text:p>
      <text:p text:style-name="P33">ThisWorkbook – presents workbook, which contains current script.</text:p>
      <text:p text:style-name="P33"/>
      <text:p text:style-name="P33">Work<text:span text:style-name="T51">book may contain worksheets(with cells), </text:span></text:p>
      <text:p text:style-name="P33"/>
      <text:p text:style-name="P40">Workbook.Worksheets – <text:span text:style-name="T52">property, which </text:span>presents all worksheets in workbook.</text:p>
      <text:p text:style-name="P41">ThisWorkbook.Save – save file</text:p>
      <text:p text:style-name="P33"/>
      <text:h text:style-name="Heading_20_1" text:outline-level="1">Worksheet</text:h>
      <text:p text:style-name="P6"><text:span text:style-name="T50">In examples </text:span>ws is declared as:</text:p>
      <text:p text:style-name="P3"><text:tab/>Dim ws As Worksheet</text:p>
      <text:p text:style-name="P5"/>
      <text:p text:style-name="P5">Get worksheet “orders”:</text:p>
      <text:p text:style-name="P1"><text:tab/>Set ws = ThisWorkbook.Worksheets("orders") ‘ <text:span text:style-name="T2">may raise error</text:span></text:p>
      <text:p text:style-name="P5"/>
      <text:p text:style-name="P5">Create worksheet:</text:p>
      <text:p text:style-name="P5"><text:tab/>Set ws = ThisWorkbook.Worksheets.Add</text:p>
      <text:p text:style-name="P5"><text:tab/>ws.Name = "orders"</text:p>
      <text:p text:style-name="P2"/>
      <text:p text:style-name="P7">Clear sheet(values and formatting):</text:p>
      <text:p text:style-name="P7"><text:tab/>ws.Cells.Clear</text:p>
      <text:p text:style-name="P7"/>
      <text:p text:style-name="P7">Clear all values on sheet(formatting stays):</text:p>
      <text:p text:style-name="P7"><text:tab/>ws.Cells.ClearContents</text:p>
      <text:p text:style-name="P7"/>
      <text:p text:style-name="P51">Show “message box” window</text:p>
      <text:p text:style-name="P51"><text:tab/>MsgBox “Text to show”</text:p>
      <text:p text:style-name="P143"/>
      <text:h text:style-name="Heading_20_1" text:outline-level="1">Cell(Range)</text:h>
      <text:p text:style-name="P145"><text:a xlink:type="simple" xlink:href="https://learn.microsoft.com/en-us/office/vba/api/excel.range(object)" text:style-name="Internet_20_link" text:visited-style-name="Visited_20_Internet_20_Link">https://learn.microsoft.com/en-us/office/vba/api/excel.range(object)</text:a></text:p>
      <text:p text:style-name="P145">Class Range may represent a cell:</text:p>
      <text:p text:style-name="P147">Set <text:span text:style-name="T66">c</text:span><text:span text:style-name="T67">l</text:span> = Worksheet.Range(“<text:span text:style-name="T66">D15</text:span>”)</text:p>
      <text:p text:style-name="P148">Set <text:span text:style-name="T66">c</text:span><text:span text:style-name="T67">l</text:span> = Worksheet.Cells(<text:span text:style-name="T66">15, 4</text:span>)</text:p>
      <text:p text:style-name="P149">Set c<text:span text:style-name="T67">l</text:span> = Worksheet.Cells(15, “D”)</text:p>
      <text:p text:style-name="P146"><text:s/>a row/column:</text:p>
      <text:p text:style-name="P150">Set rw = Worksheet.Rows(15)</text:p>
      <text:p text:style-name="P151">Set col = Workshhet.Columns(“D”)</text:p>
      <text:p text:style-name="P151">Set col = Worksheet.Columns(4)</text:p>
      <text:p text:style-name="P146">contiguous or non-contiguous block of cells:</text:p>
      <text:p text:style-name="P150"><text:soft-page-break/>Set rng = Worksheet.Range(“D14:D16”)</text:p>
      <text:p text:style-name="P151">Set rng = Worksheet.Range(“D14,D16”)</text:p>
      <text:p text:style-name="P159">Worksheet.Cells() works much faster, than Worksheet.Range()</text:p>
      <text:p text:style-name="P143"/>
      <text:p text:style-name="P144">Range.Value – may be a scalar or 2D array of Variant<text:span text:style-name="T67">(if Range represents multiple cells)</text:span>. <text:span text:style-name="T68">Contains result of formula(if specified).</text:span></text:p>
      <text:p text:style-name="P154">Range.Value2 – “raw” value, w/o cast to VBA types; makes difference <text:span text:style-name="T1">only</text:span> for Date and Currency – they are presented as Double.</text:p>
      <text:p text:style-name="P156">Range.Text – is formatted textual presentation of data in cell(as it is shown on screen). Works <text:span text:style-name="T1">only</text:span> if Range represents a single cell.</text:p>
      <text:p text:style-name="P155">Range.Formula – formula in textual format:</text:p>
      <text:p text:style-name="P155"><text:tab/>Range.Formula = “=A1+A2”</text:p>
      <text:p text:style-name="P153">Range.Cells – references cell inside Range(relative to left top corner)</text:p>
      <text:p text:style-name="P143">Range.Cells.Count – number of cells in range</text:p>
      <text:p text:style-name="P51"/>
      <text:p text:style-name="P157">Range.Interior – background color of a cell.</text:p>
      <text:p text:style-name="P157"><text:a xlink:type="simple" xlink:href="https://learn.microsoft.com/en-us/office/vba/api/excel.interior(object)" text:style-name="Internet_20_link" text:visited-style-name="Visited_20_Internet_20_Link">https://learn.microsoft.com/en-us/office/vba/api/excel.interior(object)</text:a></text:p>
      <text:p text:style-name="P157">Set <text:span text:style-name="T69">custom color:</text:span></text:p>
      <text:p text:style-name="P157"><text:tab/>Range.Interior.Color = RGB(255, 0, 0)</text:p>
      <text:p text:style-name="P158">Set color from predefined palette:</text:p>
      <text:p text:style-name="P157"><text:span text:style-name="T69"><text:tab/>Range.</text:span>Interior.ColorIndex <text:span text:style-name="T69">= 3</text:span></text:p>
      <text:p text:style-name="P157">Interior.Pattern – <text:span text:style-name="T69">defines if background is “no fill”(xlPatternNone), solid color(xlPatternSolid) or has ornament(like diagonal lines – xlPatternLightDown). </text:span><text:span text:style-name="T15">Check if there is any background using this property.</text:span><text:span text:style-name="T69"> Doc: </text:span><text:a xlink:type="simple" xlink:href="https://learn.microsoft.com/en-us/office/vba/api/excel.xlpattern" text:style-name="Internet_20_link" text:visited-style-name="Visited_20_Internet_20_Link"><text:span text:style-name="T69">https://learn.microsoft.com/en-us/office/vba/api/excel.xlpattern</text:span></text:a></text:p>
      <text:p text:style-name="P157"/>
      <text:p text:style-name="P157"/>
      <text:p text:style-name="P50"><text:span text:style-name="T30">Access cells</text:span><text:span text:style-name="T31">(offsets &amp; mixed)</text:span><text:span text:style-name="T30">? Values(text, number, date) &amp; formulas? </text:span><text:span text:style-name="T32">Range(…) vs Cells</text:span><text:span text:style-name="T33">()</text:span><text:span text:style-name="T32">?</text:span></text:p>
      <text:p text:style-name="P141">Open file dialog?</text:p>
      <text:p text:style-name="P141"/>
      <text:p text:style-name="P160">Cells.Find</text:p>
      <text:p text:style-name="P160">Application.ScreenUpdating</text:p>
      <text:p text:style-name="P161">Range.Sort</text:p>
      <text:h text:style-name="Heading_20_1" text:outline-level="1">Form Controls</text:h>
      <text:p text:style-name="P162">Form controls are lightweight and stable UI controls. Alternative are ActiveX Controls.</text:p>
      <text:p text:style-name="P174">Shape – common class for all controls(yes both button and checkbox are Shape).</text:p>
      <text:p text:style-name="P164">Application.Caller – contains name(yes, textual name) of control which triggered control’s OnAction callback.</text:p>
      <text:p text:style-name="P165">Controls are held b<text:span text:style-name="T65">y</text:span> Worksheet.Shapes: <text:a xlink:type="simple" xlink:href="https://learn.microsoft.com/en-us/office/vba/api/excel.shapes" text:style-name="Internet_20_link" text:visited-style-name="Visited_20_Internet_20_Link">https://learn.microsoft.com/en-us/office/vba/api/excel.shapes</text:a></text:p>
      <text:p text:style-name="P163">Add control <text:span text:style-name="T65">and assign it’s name</text:span>:</text:p>
      <text:p text:style-name="P175">Set ctrl = <text:span text:style-name="T56">Worksheet.Shapes.AddFormControl(…)</text:span></text:p>
      <text:p text:style-name="P176">ctrl.Name = “new_control”</text:p>
      <text:p text:style-name="P173">Assign event handler <text:span text:style-name="T64">Sub</text:span>:</text:p>
      <text:p text:style-name="P173"><text:tab/>Shape.OnAction(“onButtonPressed”)</text:p>
      <text:p text:style-name="P165"><text:soft-page-break/>Get control b<text:span text:style-name="T65">y</text:span> name(yes, textual name) or index:</text:p>
      <text:p text:style-name="P165"><text:tab/>Worksheet.Shapes(name_or_index)</text:p>
      <text:p text:style-name="P163">Get control, which triggered callback:</text:p>
      <text:p text:style-name="P163"><text:tab/>Worksheet.Shapes.(<text:span text:style-name="T1">Application.Caller</text:span>)</text:p>
      <text:p text:style-name="P165">Delete control:</text:p>
      <text:p text:style-name="P165"><text:tab/><text:span text:style-name="T57">Shape.Delete</text:span></text:p>
      <text:h text:style-name="P140" text:outline-level="2">Button</text:h>
      <text:p text:style-name="P173">Create:</text:p>
      <text:p text:style-name="P173"><text:tab/>Worksheet.Shapes.AddFormControl(xlButtonControl, …)</text:p>
      <text:h text:style-name="Heading_20_2" text:outline-level="2">Check box control</text:h>
      <text:p text:style-name="P167">Create:</text:p>
      <text:p text:style-name="P167"><text:tab/><text:span text:style-name="T58">Worksheet</text:span>.Shapes.AddFormControl(Type:=<text:span text:style-name="T1">xlCheckBox</text:span>, … )</text:p>
      <text:p text:style-name="P166">Set caption:</text:p>
      <text:p text:style-name="P166"><text:tab/><text:span text:style-name="T58">Shape</text:span>.TextFrame.Characters.Text = “new text”</text:p>
      <text:p text:style-name="P168">Check value:</text:p>
      <text:p text:style-name="P168"><text:tab/><text:span text:style-name="T59">Shape</text:span>.ControlFormat.Value = xlOn/xlOff</text:p>
      <text:h text:style-name="Heading_20_2" text:outline-level="2">Combo box control</text:h>
      <text:p text:style-name="P171">Index of item is 1-based.</text:p>
      <text:p text:style-name="P169">Create:</text:p>
      <text:p text:style-name="P169"><text:tab/>Worksheet.Shapes.AddFormControl(xlDropDown, …)</text:p>
      <text:p text:style-name="P169">Add items(one per time):</text:p>
      <text:p text:style-name="P169"><text:tab/>Shape.ControlFormat.AddItem ("one")</text:p>
      <text:p text:style-name="P171">Set selected item:</text:p>
      <text:p text:style-name="P170"><text:tab/>Shape.ControlFormat.<text:span text:style-name="T61">ListIndex = 1</text:span></text:p>
      <text:p text:style-name="P173">Get selected item:</text:p>
      <text:p text:style-name="P173"><text:tab/><text:span text:style-name="T62">selectedInd = <text:s/></text:span><text:span text:style-name="T60">Shape.ControlFormat.</text:span><text:span text:style-name="T61">ListIndex</text:span></text:p>
      <text:p text:style-name="P173"><text:span text:style-name="T63">or</text:span></text:p>
      <text:p text:style-name="P173"><text:tab/><text:span text:style-name="T63">selectedInd = </text:span><text:span text:style-name="T59">Shape</text:span><text:span text:style-name="T58">.ControlFormat.Value ‘ </text:span><text:span text:style-name="T13">yes, it is </text:span><text:span text:style-name="T14">also </text:span><text:span text:style-name="T13">index</text:span></text:p>
      <text:p text:style-name="P172">Get num. of items:</text:p>
      <text:p text:style-name="P172"><text:tab/>itemsNum = <text:span text:style-name="T60">Shape.ControlFormat.</text:span>ListCount</text:p>
      <text:p text:style-name="P172"><text:soft-page-break/>Get all items – there is no dedicated method</text:p>
      <text:p text:style-name="P171">Remove item(s):</text:p>
      <text:p text:style-name="P170"><text:tab/>Shape.ControlFormat.RemoveItem <text:span text:style-name="T61">(1)</text:span></text:p>
      <text:p text:style-name="P170"><text:tab/>Shape.ControlFormat.Remove<text:span text:style-name="T61">All</text:span>Item<text:span text:style-name="T61">s</text:span></text:p>
      <text:p text:style-name="P1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'Segoe UI Variable Text', apple-system, BlinkMacSystemFont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21:27:44.571616494</meta:creation-date>
    <dc:date>2026-04-19T22:26:07.257152102</dc:date>
    <meta:editing-duration>P4DT18H6M27S</meta:editing-duration>
    <meta:editing-cycles>100</meta:editing-cycles>
    <meta:generator>LibreOffice/24.2.7.2$Linux_X86_64 LibreOffice_project/420$Build-2</meta:generator>
    <meta:document-statistic meta:table-count="0" meta:image-count="0" meta:object-count="0" meta:page-count="12" meta:paragraph-count="365" meta:word-count="1808" meta:character-count="12183" meta:non-whitespace-character-count="10581"/>
  </office:meta>
</office:document-meta>
</file>